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s" svg:font-family="Comic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536" officeooo:paragraph-rsid="0019f536"/>
    </style:style>
    <style:style style:name="T1" style:family="text">
      <style:text-properties style:font-name="Comic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s" svg:font-family="Comic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59:25.440660701</meta:creation-date>
    <meta:generator>LibreOffice/7.3.7.2$Linux_X86_64 LibreOffice_project/30$Build-2</meta:generator>
    <dc:date>2023-09-19T14:31:33.650608652</dc:date>
    <meta:editing-duration>PT23M5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